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fd4" officeooo:paragraph-rsid="0002b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was born in 200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9:17:37.129506156</meta:creation-date>
    <dc:date>2024-03-22T09:53:16.567329339</dc:date>
    <meta:editing-duration>PT34M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4.6.2$Linux_X86_64 LibreOffice_project/40$Build-2</meta:generator>
  </office:meta>
</office:document-meta>
</file>